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2589626453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draw:marker-start-width="0.276cm" draw:marker-end-width="0.276cm" draw:fill="solid" draw:fill-color="#ffff00" draw:opacity="50%" draw:textarea-horizontal-align="center" draw:textarea-vertical-align="middle" fo:padding-top="0.15cm" fo:padding-bottom="0.15cm" fo:padding-left="0.275cm" fo:padding-right="0.275cm" draw:shadow-opacity="50%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gr4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family="Helvetica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family="Helvetica" style:font-family-generic="swiss" style:font-pitch="variable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562cm" svg:height="12.421cm" svg:x="0.583cm" svg:y="-0.737cm">
          <draw:image xlink:href="Pictures/1000020100000320000002589626453F.png" xlink:type="simple" xlink:show="embed" xlink:actuate="onLoad">
            <text:p/>
          </draw:image>
        </draw:frame>
        <draw:ellipse draw:style-name="gr2" draw:text-style-name="P1" draw:layer="layout" svg:width="8.324cm" svg:height="1.114cm" draw:transform="skewX (0.141720735261913) rotate (0.142069801112312) translate (3.71cm 2.286cm)">
          <text:p/>
        </draw:ellipse>
        <draw:frame draw:style-name="gr3" draw:text-style-name="P2" draw:layer="layout" svg:width="3.175cm" svg:height="2.36cm" svg:x="12.786cm" svg:y="0.608cm">
          <draw:text-box>
            <text:p text:style-name="P2"><text:span text:style-name="T1">The 'elbow' region</text:span></text:p>
          </draw:text-box>
        </draw:frame>
        <draw:line draw:style-name="gr4" draw:text-style-name="P1" draw:layer="layout" svg:x1="13.335cm" svg:y1="2.54cm" svg:x2="12.065cm" svg:y2="1.8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053cm" fo:page-height="11.68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5-02T04:43:13</dc:date>
    <dc:creator>Laurel Ruhlen</dc:creator>
    <meta:document-statistic meta:object-count="4"/>
    <meta:generator>OpenOffice.org/3.3$Unix OpenOffice.org_project/330m20$Build-9567</meta:generator>
  </office:meta>
</office:document-meta>
</file>